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1.778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ext-properties style:font-name="Arial" fo:font-size="14pt" style:font-size-asian="14pt" style:font-size-complex="14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ine Plot" table:style-name="ta1" table:print-ranges="'Line Plot'.A1:'Line Plot'.S1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54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Xenon</text:p>
          </table:table-cell>
          <table:table-cell table:style-name="ce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ce1"/>
          <table:table-cell table:style-name="ce2"/>
          <table:table-cell/>
          <table:table-cell table:style-name="Default" table:number-columns-repeated="254"/>
          <table:table-cell table:number-columns-repeated="767"/>
        </table:table-row>
        <table:table-row table:style-name="ro2">
          <table:table-cell table:style-name="ce2" office:value-type="string">
            <text:p>Wavelength</text:p>
          </table:table-cell>
          <table:table-cell table:style-name="ce2" office:value-type="string">
            <text:p>Intensity</text:p>
          </table:table-cell>
          <table:table-cell>
            <draw:frame table:end-cell-address="'Line Plot'.P17" table:end-x="0.677cm" table:end-y="0.304cm" draw:z-index="0" draw:style-name="gr1" svg:width="22.82cm" svg:height="6.998cm" svg:x="0.885cm" svg:y="0.194cm">
              <draw:object draw:notify-on-update-of-ranges="'Line Plot'.A3:'Line Plot'.A3 'Line Plot'.A4:'Line Plot'.A144 'Line Plot'.B3:'Line Plot'.B3 'Line Plot'.B4:'Line Plot'.B1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54"/>
          <table:table-cell table:number-columns-repeated="767"/>
        </table:table-row>
        <table:table-row table:style-name="ro2">
          <table:table-cell office:value-type="float" office:value="3907.91">
            <text:p>3907.91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54"/>
          <table:table-cell table:number-columns-repeated="767"/>
        </table:table-row>
        <table:table-row table:style-name="ro2">
          <table:table-cell office:value-type="float" office:value="4037.59">
            <text:p>4037.5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057.46">
            <text:p>4057.4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098.89">
            <text:p>4098.8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158.04">
            <text:p>4158.0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180.1">
            <text:p>4180.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193.15">
            <text:p>4193.1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08.48">
            <text:p>4208.4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09.47">
            <text:p>4209.4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13.72">
            <text:p>4213.7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15.6">
            <text:p>4215.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23">
            <text:p>422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38.25">
            <text:p>4238.2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45.38">
            <text:p>4245.3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51.57">
            <text:p>4251.5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296.4">
            <text:p>4296.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310.51">
            <text:p>4310.5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330.52">
            <text:p>4330.5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369.2">
            <text:p>4369.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373.78">
            <text:p>4373.7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393.2">
            <text:p>4393.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395.77">
            <text:p>4395.7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406.88">
            <text:p>4406.8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416.07">
            <text:p>4416.0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448.13">
            <text:p>4448.1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462.19">
            <text:p>4462.1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480.86">
            <text:p>4480.8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521.86">
            <text:p>4521.8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734.15">
            <text:p>4734.1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792.62">
            <text:p>4792.6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807.02">
            <text:p>4807.0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829.71">
            <text:p>4829.7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843.29">
            <text:p>4843.2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916.51">
            <text:p>4916.5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923.15">
            <text:p>4923.1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971.71">
            <text:p>4971.7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972.71">
            <text:p>4972.7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988.77">
            <text:p>4988.7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991.17">
            <text:p>4991.1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028.28">
            <text:p>5028.2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044.92">
            <text:p>5044.9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080.62">
            <text:p>5080.6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122.42">
            <text:p>5122.4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125.7">
            <text:p>5125.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178.82">
            <text:p>5178.8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188.04">
            <text:p>5188.0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191.37">
            <text:p>5191.3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192.1">
            <text:p>5192.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260.44">
            <text:p>5260.4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261.95">
            <text:p>5261.9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292.22">
            <text:p>5292.2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309.27">
            <text:p>5309.2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313.87">
            <text:p>5313.8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339.33">
            <text:p>5339.3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363.2">
            <text:p>5363.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368.07">
            <text:p>5368.0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372.39">
            <text:p>5372.3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392.8">
            <text:p>5392.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419.15">
            <text:p>5419.1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438.96">
            <text:p>5438.9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445.45">
            <text:p>5445.4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450.45">
            <text:p>5450.4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460.39">
            <text:p>5460.3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472.61">
            <text:p>5472.6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494.86">
            <text:p>5494.8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525.53">
            <text:p>5525.5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531.07">
            <text:p>5531.0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566.62">
            <text:p>5566.6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616.67">
            <text:p>5616.6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659.38">
            <text:p>5659.3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667.56">
            <text:p>5667.5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670.91">
            <text:p>5670.9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695.75">
            <text:p>5695.7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699.61">
            <text:p>5699.6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716.1">
            <text:p>5716.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726.91">
            <text:p>5726.9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751.03">
            <text:p>5751.0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758.65">
            <text:p>5758.6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776.39">
            <text:p>5776.3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815.96">
            <text:p>5815.9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823.89">
            <text:p>5823.8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824.8">
            <text:p>5824.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875.02">
            <text:p>5875.0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893.29">
            <text:p>5893.2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894.99">
            <text:p>5894.9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905.13">
            <text:p>5905.1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934.17">
            <text:p>5934.1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945.53">
            <text:p>5945.5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971.13">
            <text:p>5971.1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5976.46">
            <text:p>5976.4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008.92">
            <text:p>6008.9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036.2">
            <text:p>6036.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051.15">
            <text:p>6051.1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093.5">
            <text:p>6093.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097.59">
            <text:p>6097.5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101.43">
            <text:p>6101.4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115.08">
            <text:p>6115.0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146.45">
            <text:p>6146.4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178.3">
            <text:p>6178.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179.66">
            <text:p>6179.6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182.42">
            <text:p>6182.4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194.07">
            <text:p>6194.0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198.26">
            <text:p>6198.2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220.02">
            <text:p>6220.0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270.82">
            <text:p>6270.8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277.54">
            <text:p>6277.5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284.41">
            <text:p>6284.4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286.01">
            <text:p>6286.0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300.86">
            <text:p>6300.8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318.06">
            <text:p>6318.0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343.96">
            <text:p>6343.9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356.35">
            <text:p>6356.3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375.28">
            <text:p>6375.2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397.99">
            <text:p>6397.9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469.7">
            <text:p>6469.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472.84">
            <text:p>6472.8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487.76">
            <text:p>6487.7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498.72">
            <text:p>6498.7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04.18">
            <text:p>6504.1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12.83">
            <text:p>6512.8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28.65">
            <text:p>6528.6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33.16">
            <text:p>6533.1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95.01">
            <text:p>6595.0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95.56">
            <text:p>6595.5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97.25">
            <text:p>6597.2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98.84">
            <text:p>6598.8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668.92">
            <text:p>6668.9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694.32">
            <text:p>6694.3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728.01">
            <text:p>6728.0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788.71">
            <text:p>6788.7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790.37">
            <text:p>6790.3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805.74">
            <text:p>6805.7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827.32">
            <text:p>6827.3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872.11">
            <text:p>6872.1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882.16">
            <text:p>6882.1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910.22">
            <text:p>6910.2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925.53">
            <text:p>6925.5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942.11">
            <text:p>6942.1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976.18">
            <text:p>6976.1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990.88">
            <text:p>6990.8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7082.15">
            <text:p>7082.1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Print_Area_1" table:base-cell-address="$'Line Plot'.$A$1" table:cell-range-address="$'Line Plot'.$A$1:.$S$1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3cm" fo:margin-right="1.3cm" style:first-page-number="continue" style:scale-to-X="1" style:scale-to-Y="1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/06/2016</text:date>, <text:time>23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ydrogenRefData" style:display-name="PageStyle_HydrogenRef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10T08:36:37</meta:creation-date>
    <dc:date>2016-06-28T23:40:32</dc:date>
    <meta:print-date>2011-05-10T12:31:23</meta:print-date>
    <meta:generator>NeoOffice/3.2015.7$Unix OpenOffice.org_project/</meta:generator>
    <meta:editing-duration>PT00H56M14S</meta:editing-duration>
    <meta:editing-cycles>4</meta:editing-cycles>
    <meta:document-statistic meta:table-count="1" meta:cell-count="2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 chart:error-lower-limit="1" chart:error-upper-limit="1" chart:error-lower-indicator="true" chart:error-category="constant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1" chart:interval-minor-divis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01cm" chart:symbol-height="0.01cm" chart:error-lower-limit="1" chart:error-upper-limit="1" chart:error-lower-indicator="true" chart:error-category="constant">
        <chart:symbol-image/>
      </style:chart-properties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error-category="constan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821cm" svg:height="6.999cm" chart:class="chart:scatter" chart:style-name="ch1">
        <chart:title svg:x="8.68cm" svg:y="0.14cm" chart:style-name="ch2">
          <text:p>Simulated Spectra line plot</text:p>
        </chart:title>
        <chart:plot-area chart:style-name="ch3" table:cell-range-address="'Line Plot'.A3:'Line Plot'.B144" chart:data-source-has-labels="row" svg:x="0.456cm" svg:y="0.808cm" svg:width="21.909cm" svg:height="6.114cm">
          <chart:axis chart:dimension="x" chart:name="primary-x" chart:style-name="ch4">
            <chart:title svg:x="9.607cm" svg:y="6.489cm" chart:style-name="ch5">
              <text:p>Wavelength in Angstrom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ine Plot'.B4:'Line Plot'.B144" chart:label-cell-address="'Line Plot'.B3:'Line Plot'.B3" chart:class="chart:scatter">
            <chart:domain table:cell-range-address="'Line Plot'.A4:'Line Plot'.A144"/>
            <chart:error-indicator chart:style-name="ch9"/>
            <chart:data-point chart:repeated="1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Line Plot'.B3:'Line Plot'.B3">Intens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7.91">
                <text:p text:id="'Line Plot'.A4:'Line Plot'.A144">3907.91</text:p>
              </table:table-cell>
              <table:table-cell office:value-type="float" office:value="1">
                <text:p text:id="'Line Plot'.B4:'Line Plot'.B144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7.59">
                <text:p>4037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7.46">
                <text:p>4057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8.89">
                <text:p>4098.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58.04">
                <text:p>4158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80.1">
                <text:p>418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3.15">
                <text:p>4193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8.48">
                <text:p>4208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9.47">
                <text:p>4209.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13.72">
                <text:p>421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15.6">
                <text:p>421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3">
                <text:p>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38.25">
                <text:p>4238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45.38">
                <text:p>4245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51.57">
                <text:p>4251.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96.4">
                <text:p>429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10.51">
                <text:p>4310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0.52">
                <text:p>433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9.2">
                <text:p>436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3.78">
                <text:p>4373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3.2">
                <text:p>439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5.77">
                <text:p>4395.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6.88">
                <text:p>4406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6.07">
                <text:p>4416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8.13">
                <text:p>4448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62.19">
                <text:p>446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0.86">
                <text:p>448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21.86">
                <text:p>452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34.15">
                <text:p>4734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92.62">
                <text:p>4792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7.02">
                <text:p>4807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29.71">
                <text:p>4829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43.29">
                <text:p>4843.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16.51">
                <text:p>4916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3.15">
                <text:p>4923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71.71">
                <text:p>4971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72.71">
                <text:p>4972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88.77">
                <text:p>4988.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91.17">
                <text:p>4991.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28.28">
                <text:p>5028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44.92">
                <text:p>5044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80.62">
                <text:p>508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2.42">
                <text:p>512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5.7">
                <text:p>512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8.82">
                <text:p>5178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88.04">
                <text:p>5188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91.37">
                <text:p>5191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92.1">
                <text:p>519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60.44">
                <text:p>526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61.95">
                <text:p>5261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92.22">
                <text:p>5292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9.27">
                <text:p>5309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3.87">
                <text:p>5313.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39.33">
                <text:p>5339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63.2">
                <text:p>536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68.07">
                <text:p>5368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72.39">
                <text:p>5372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92.8">
                <text:p>539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19.15">
                <text:p>5419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38.96">
                <text:p>543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45.45">
                <text:p>5445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50.45">
                <text:p>545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60.39">
                <text:p>5460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72.61">
                <text:p>547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94.86">
                <text:p>5494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25.53">
                <text:p>5525.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31.07">
                <text:p>553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66.62">
                <text:p>5566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16.67">
                <text:p>5616.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59.38">
                <text:p>5659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67.56">
                <text:p>5667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70.91">
                <text:p>567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95.75">
                <text:p>5695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99.61">
                <text:p>569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16.1">
                <text:p>5716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26.91">
                <text:p>5726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51.03">
                <text:p>5751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58.65">
                <text:p>5758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76.39">
                <text:p>5776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15.96">
                <text:p>5815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23.89">
                <text:p>5823.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24.8">
                <text:p>582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75.02">
                <text:p>5875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93.29">
                <text:p>5893.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94.99">
                <text:p>5894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05.13">
                <text:p>5905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34.17">
                <text:p>5934.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45.53">
                <text:p>5945.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71.13">
                <text:p>597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76.46">
                <text:p>5976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08.92">
                <text:p>6008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36.2">
                <text:p>603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51.15">
                <text:p>605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93.5">
                <text:p>609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97.59">
                <text:p>6097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01.43">
                <text:p>6101.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15.08">
                <text:p>6115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46.45">
                <text:p>6146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78.3">
                <text:p>6178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79.66">
                <text:p>6179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82.42">
                <text:p>618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94.07">
                <text:p>6194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98.26">
                <text:p>6198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20.02">
                <text:p>622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70.82">
                <text:p>627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77.54">
                <text:p>6277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84.41">
                <text:p>628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86.01">
                <text:p>628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00.86">
                <text:p>630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18.06">
                <text:p>6318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43.96">
                <text:p>6343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56.35">
                <text:p>6356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75.28">
                <text:p>6375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97.99">
                <text:p>6397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69.7">
                <text:p>6469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72.84">
                <text:p>647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87.76">
                <text:p>6487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98.72">
                <text:p>6498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04.18">
                <text:p>6504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12.83">
                <text:p>6512.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28.65">
                <text:p>6528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33.16">
                <text:p>6533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95.01">
                <text:p>659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95.56">
                <text:p>6595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97.25">
                <text:p>6597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98.84">
                <text:p>6598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68.92">
                <text:p>6668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94.32">
                <text:p>6694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28.01">
                <text:p>672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88.71">
                <text:p>6788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90.37">
                <text:p>6790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05.74">
                <text:p>6805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27.32">
                <text:p>6827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2.11">
                <text:p>687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82.16">
                <text:p>6882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10.22">
                <text:p>691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25.53">
                <text:p>6925.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2.11">
                <text:p>694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76.18">
                <text:p>6976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90.88">
                <text:p>699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82.15">
                <text:p>7082.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7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